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fo:language="en" fo:country="US" fo:font-weight="bold" style:font-weight-asian="bold" style:font-weight-complex="bold"/>
    </style:style>
    <style:style style:name="P5" style:family="paragraph" style:parent-style-name="Text_20_body">
      <style:text-properties style:font-name="Verdana" fo:font-weight="bold" style:font-weight-asian="bold" style:font-weight-complex="bold"/>
    </style:style>
    <style:style style:name="P6" style:family="paragraph" style:parent-style-name="Text_20_body" style:list-style-name="L1">
      <style:text-propertie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list-style-name="L1">
      <style:paragraph-properties fo:margin-top="0cm" fo:margin-bottom="0cm"/>
      <style:text-properties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Text_20_body" style:list-style-name="L1">
      <style:paragraph-properties fo:margin-top="0cm" fo:margin-bottom="0cm"/>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Text_20_body" style:list-style-name="L1">
      <style:paragraph-properties fo:margin-top="0cm" fo:margin-bottom="0cm"/>
      <style:text-properties fo:color="#ff0000" fo:font-size="11pt" fo:font-style="italic" fo:font-weight="bold" fo:background-color="transparent" style:font-size-asian="11pt" style:font-style-asian="italic" style:font-weight-asian="bold" style:font-size-complex="11pt" style:font-style-complex="italic" style:font-weight-complex="bold"/>
    </style:style>
    <style:style style:name="P13" style:family="paragraph" style:parent-style-name="Heading_20_1">
      <style:paragraph-properties fo:text-align="center" style:justify-single-word="false"/>
      <style:text-properties fo:language="en" fo:country="US" fo:font-weight="bold" style:font-weight-asian="bold" style:font-weight-complex="bold"/>
    </style:style>
    <style:style style:name="T1" style:family="text">
      <style:text-properties fo:language="en" fo:country="GB"/>
    </style:style>
    <style:style style:name="T2" style:family="text">
      <style:text-properties style:font-name="Verdana"/>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Review template</text:h>
      <text:p text:style-name="P4">Article name: Facial Expression Based Computer Cursor Control</text:p>
      <text:p text:style-name="P4">System for Assisting Physically Disabled Person</text:p>
      <text:p text:style-name="P4">Authors : M. Vasanthan</text:p>
      <text:p text:style-name="P4">found at: IEEE xplore</text:p>
      <text:p text:style-name="P4">Name: Jonathan</text:p>
      <text:p text:style-name="P4">Date: 15/4</text:p>
      <text:p text:style-name="P2"/>
      <text:p text:style-name="P1"><text:span text:style-name="T1">What</text:span><text:span text:style-name="T1"> kind </text:span>of article is it? A review paper, a evaluative paper, a theory paper, practical paper, case study, etc?</text:p>
      <text:p text:style-name="Text_20_body">This is a practical paper. They have developed software to track facial expressions in order to stear a mouse cursor.</text:p>
      <text:p text:style-name="Text_20_body"/>
      <text:p text:style-name="P1">What can you gain from the article? Ideas, techniques, useful quotes?</text:p>
      <text:p text:style-name="P8">The article was not worth reading that carefully.</text:p>
      <text:p text:style-name="P1"/>
      <text:p text:style-name="P1">Is the author well-recongnized in his/her field? Is the author an authority in this area?</text:p>
      <text:p text:style-name="P8">I'm guessing not</text:p>
      <text:p text:style-name="P1"/>
      <text:p text:style-name="P1">What contribution is the article making? What kind of contribution? Can it make a contribution to your own project, if so, how?</text:p>
      <text:p text:style-name="P8">The developed system might be of some worth within its field, I cannot determine that. To our project, this gives us an idea of what is going on recently (article from 2012). </text:p>
      <text:p text:style-name="P1"/>
      <text:p text:style-name="P1">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8">The article briefly summarizes the devloped system, indicating that the focus of their project has been on the practical side and not on the project. It has a thorough litterature review sections, although I did not read it. Fits in to our project as we are interested in knowing more about techniques used in modern special-purpose input methods.</text:p>
      <text:p text:style-name="P1"/>
      <text:p text:style-name="P1">Does conclusion follow logically from the work that has been presented? Are the arguments logical? Do they follow from eachother? Are they supported or contradicted by the work of others? Are alternative conclusions consistent with the discussions?</text:p>
      <text:p text:style-name="P8">Not many conclusions are drawn, other than the fact that the system is working (although not perfectly). It is not compared with other alternatives.</text:p>
      <text:p text:style-name="P1"/>
      <text:p text:style-name="P1">Can you differentiate fact from unsubstantiated opinion? If there are opinions in the article, <text:soft-page-break/>do you agree with them? Are these opinions supported by logical arguments or other authors?</text:p>
      <text:p text:style-name="P8">I cannot differentiate between them, the phrasings are often ambigous to a point where the information you gather is the information you choose to project.</text:p>
      <text:p text:style-name="P1"/>
      <text:p text:style-name="P1">What do you feel about what has been written? Do you agree with statements that are made? Are there counter-arguments?</text:p>
      <text:p text:style-name="P8">-</text:p>
      <text:p text:style-name="P1"/>
      <text:p text:style-name="P1">Does the article contradict other view-points or support the status-quo? How does the article relate to other articles in the field?</text:p>
      <text:p text:style-name="P8">I don't have enough background information.</text:p>
      <text:p text:style-name="P1"/>
      <text:p text:style-name="P1">What rerferences do they use? Are these appropriate and/or up-to-date? Which references can you use? Is the article referenced by other authors?</text:p>
      <text:p text:style-name="P8">Most all articles are post 2000, and IEEE published/proceedings. Judgning from their titles, they are relevant and cover a wide range of relevant issues.</text:p>
      <text:p text:style-name="P1"/>
      <text:p text:style-name="P1">Are there limits to what the author is suggesting? Is his/her argument applicable only in certain cases?</text:p>
      <text:p text:style-name="P8">Yes. The system relies on a set of colored stickers being attached to the face of the subject, and is sensitive to light settings. These disadvantages are clearly stated in the conclusion.</text:p>
      <text:p text:style-name="P1"/>
      <text:p text:style-name="P1">Can you use the results from the article in your own work? How does these results contribute and fit in to their field, and your own?</text:p>
      <text:p text:style-name="P8">If I understand it right, their system is being developed with the actual goal of being used and not only as a scientific experiment, thus it must fit into its field if it is sucessful at a later stage. It provides background to my project.</text:p>
      <text:p text:style-name="P1"/>
      <text:p text:style-name="P1">What is the major problem or issue being investigated?</text:p>
      <text:p text:style-name="P9">How to stear a cursor with facial expressions.</text:p>
      <text:p text:style-name="P9"/>
      <text:p text:style-name="P1">How clearly are the major concepts defined and explained?</text:p>
      <text:p text:style-name="P8">Only briefly. It is clear that stickers are used, and that movement of the stickers are registered after calibration by a webcam. Also the formatting of the data is provided. How the data is gathered and how it is later used to stear the mouse is unclear (but I didn't read too carefully either)</text:p>
      <text:p text:style-name="P1"/>
      <text:p text:style-name="P1">Is there a clear research hypothesis that can be and is tested?</text:p>
      <text:p text:style-name="P8">If the developed product is attainable, it could be tested and compared with other available techniques.</text:p>
      <text:p text:style-name="P1"/>
      <text:p text:style-name="P1">What type of research design or methodology is employed? Is it suitable and reliable?</text:p>
      <text:p text:style-name="P8"><text:soft-page-break/>The system was tested on a total of 15 subjects, 8 male and 7 female. Other relevant factors, such as skin color or facial hair is not mentioned. Neither do they provide any results of this testing, leaving it for the reader to assume it worked perfectly(??). They mention that the system is sensitive to lighting conditions only in the conclusion, not beforehand in a result section. (There is no result section!)</text:p>
      <text:p text:style-name="P8"/>
      <text:p text:style-name="P1">Have algorithms and statistical techniques been used appropriately? Can you apply them in your own work? What are the limitations of these techniques?</text:p>
      <text:p text:style-name="P8">No/NA</text:p>
      <text:p text:style-name="P1"/>
      <text:p text:style-name="P1">Is the choice of measures, sample sizes and data appropriate? Have extranous factors and variables been considered?</text:p>
      <text:p text:style-name="P8">Answered above.</text:p>
      <text:p text:style-name="P1"/>
      <text:p text:style-name="P1">Can generalizations be made from these results? What are the limitations of these generalizations?</text:p>
      <text:p text:style-name="P8">-</text:p>
      <text:p text:style-name="P1"/>
      <text:p text:style-name="P1">Are there implications of the results discussed?</text:p>
      <text:p text:style-name="P8">No.</text:p>
      <text:p text:style-name="P1"/>
      <text:p text:style-name="P1">What is your overall assesment of this study – in terms of its adequacy for explaining the research problem and the contribution it is making?</text:p>
      <text:p text:style-name="P9">It is in no way an adequate paper. The developed product is impossible for me to evaluate, both due to the lack of knowledge on my side and information on theirs.</text:p>
      <text:p text:style-name="P1"/>
      <text:p text:style-name="P1">Are the diagrams and figures readable? Relevant?</text:p>
      <text:p text:style-name="P8">I give it a 4 on a scale of ten. Somewhat relevant, but their content was clear already from the text.</text:p>
      <text:p text:style-name="P1"/>
      <text:p text:style-name="P1">Are the references and citations formatted properly?</text:p>
      <text:p text:style-name="P1"><text:span text:style-name="T3">Yes.</text:span> <text:span text:style-name="T3">I'm not sure if it is appropriate to specify the number of citations one's own references have, I'll keep this in mind.</text:span></text:p>
      <text:p text:style-name="P1"/>
      <text:p text:style-name="P1">Will it interest people to read this article?</text:p>
      <text:p text:style-name="P8">I don't think anyone is interested of reading this paper, unless their work is very similar to what is being done in this report.</text:p>
      <text:p text:style-name="P5"/>
      <text:list xml:id="list6252010411" text:style-name="L1">
        <text:list-item>
          <text:p text:style-name="P11">Excellent - This paper is amongst the best papers I have ever read (short-list for best paper award) </text:p>
        </text:list-item>
        <text:list-item>
          <text:p text:style-name="P10"><text:span text:style-name="T2">Very good paper (Consider short listing for best paper award)</text:span> </text:p>
        </text:list-item>
        <text:list-item>
          <text:p text:style-name="P11">Sound paper - I recommend acceptance </text:p>
        </text:list-item>
        <text:list-item>
          <text:p text:style-name="P10"><text:soft-page-break/><text:span text:style-name="T2">Borderline - This paper could be accepted if there is room</text:span> </text:p>
        </text:list-item>
        <text:list-item>
          <text:p text:style-name="P12"><text:span text:style-name="T2">Poor - This paper has limited contribution, or the work is not yet ready for publication. I do not believe it should be accepted, but if other reviewers differ, </text:span><text:span text:style-name="T2">I would not oppose strongly</text:span> </text:p>
        </text:list-item>
        <text:list-item>
          <text:p text:style-name="P6"><text:span text:style-name="T2">Unacceptable - The work makes no contribution or, worse, it is flawed or scurrilous. I believe that publication of this paper would reflect badly on our community. I would strongly oppose any other outcome.</text:span>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5T17:46:49</dc:date>
    <meta:editing-duration>PT1H2M2S</meta:editing-duration>
    <meta:editing-cycles>14</meta:editing-cycles>
    <meta:generator>LibreOffice/3.5$Linux_x86 LibreOffice_project/350m1$Build-2</meta:generator>
    <meta:document-statistic meta:table-count="0" meta:image-count="0" meta:object-count="0" meta:page-count="4" meta:paragraph-count="61" meta:word-count="1123" meta:character-count="6592" meta:non-whitespace-character-count="5526"/>
  </office:meta>
</office:document-meta>
</file>